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3319in"/>
    </style:style>
    <style:style style:name="co6" style:family="table-column">
      <style:table-column-properties fo:break-before="auto" style:column-width="2.1661in"/>
    </style:style>
    <style:style style:name="co7" style:family="table-column">
      <style:table-column-properties fo:break-before="auto" style:column-width="1.85in"/>
    </style:style>
    <style:style style:name="co8" style:family="table-column">
      <style:table-column-properties fo:break-before="auto" style:column-width="1.220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table table:name="script_backut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000_0</text:p>
          </table:table-cell>
          <table:table-cell office:value-type="string" calcext:value-type="string">
            <text:p>\c&lt;$0F&gt;&lt;$09&gt;</text:p>
          </table:table-cell>
          <table:table-cell/>
          <table:table-cell office:value-type="string" calcext:value-type="string">
            <text:p>\c&lt;$0F&gt;&lt;$09&gt;ゲー[setw]&lt;$0F&gt;ム[setw]&lt;$0D&gt;スタート</text:p>
          </table:table-cell>
          <table:table-cell office:value-type="string" calcext:value-type="string">
            <text:p>Game Start</text:p>
          </table:table-cell>
          <table:table-cell/>
          <table:table-cell table:formula="of:=IF([.F1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016_0</text:p>
          </table:table-cell>
          <table:table-cell office:value-type="string" calcext:value-type="string">
            <text:p>\c&lt;$0F&gt;&lt;$0A&gt;</text:p>
          </table:table-cell>
          <table:table-cell/>
          <table:table-cell office:value-type="string" calcext:value-type="string">
            <text:p>\c&lt;$0F&gt;&lt;$0A&gt;[setw]&lt;$0F&gt;デー[setw]&lt;$0F&gt;タ[setw]&lt;$0F&gt;ロード</text:p>
          </table:table-cell>
          <table:table-cell office:value-type="string" calcext:value-type="string">
            <text:p>Data Load</text:p>
          </table:table-cell>
          <table:table-cell/>
          <table:table-cell table:formula="of:=IF([.F2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02C_0</text:p>
          </table:table-cell>
          <table:table-cell office:value-type="string" calcext:value-type="string">
            <text:p>\c&lt;$0F&gt;&lt;$0C&gt;</text:p>
          </table:table-cell>
          <table:table-cell/>
          <table:table-cell office:value-type="string" calcext:value-type="string">
            <text:p>\c&lt;$0F&gt;&lt;$0C&gt;[hw]バ[hw]ッ[hw]ク[hw]ア[hw]ッ[hw]プ[hw]ユ[hw]ー[hw]テ[hw]ィ[hw]リ[hw]テ[hw]ィ</text:p>
          </table:table-cell>
          <table:table-cell office:value-type="string" calcext:value-type="string">
            <text:p>Backup Utility</text:p>
          </table:table-cell>
          <table:table-cell/>
          <table:table-cell table:formula="of:=IF([.F3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057_0</text:p>
          </table:table-cell>
          <table:table-cell office:value-type="string" calcext:value-type="string">
            <text:p>\c&lt;$0F&gt;&lt;$0B&gt;</text:p>
          </table:table-cell>
          <table:table-cell/>
          <table:table-cell office:value-type="string" calcext:value-type="string">
            <text:p>\c&lt;$0F&gt;&lt;$0B&gt;モードを選択してください</text:p>
          </table:table-cell>
          <table:table-cell office:value-type="string" calcext:value-type="string">
            <text:p>Select mode.</text:p>
          </table:table-cell>
          <table:table-cell/>
          <table:table-cell table:formula="of:=IF([.F4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073_0</text:p>
          </table:table-cell>
          <table:table-cell office:value-type="string" calcext:value-type="string">
            <text:p>\c&lt;$0F&gt;&lt;$01&gt;</text:p>
          </table:table-cell>
          <table:table-cell/>
          <table:table-cell office:value-type="string" calcext:value-type="string">
            <text:p>\c&lt;$0F&gt;&lt;$01&gt;[hw]プ[hw]ラ[hw]イ[hw]ベ[hw]ー[hw]ト[hw]ア[hw]イ[hw]ド[hw]ルのデータを移します</text:p>
          </table:table-cell>
          <table:table-cell office:value-type="string" calcext:value-type="string">
            <text:p>Transfer Private Eye Dol data.</text:p>
          </table:table-cell>
          <table:table-cell/>
          <table:table-cell table:formula="of:=IF([.F5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0A7_0</text:p>
          </table:table-cell>
          <table:table-cell table:formula="of:=T([.C5])" office:value-type="string" office:string-value="\c&lt;$0F&gt;&lt;$01&gt;" calcext:value-type="string">
            <text:p>\c&lt;$0F&gt;&lt;$01&gt;</text:p>
          </table:table-cell>
          <table:table-cell/>
          <table:table-cell office:value-type="string" calcext:value-type="string">
            <text:p>\c&lt;$0F&gt;&lt;$01&gt;[hw]Ｐ[hw]Ｃ[hw]エ[hw]ン[hw]ジ[hw]ンのデータをコピーします</text:p>
          </table:table-cell>
          <table:table-cell office:value-type="string" calcext:value-type="string">
            <text:p>Copy PC-Engine data.</text:p>
          </table:table-cell>
          <table:table-cell/>
          <table:table-cell table:formula="of:=IF([.F6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0D3_0</text:p>
          </table:table-cell>
          <table:table-cell table:formula="of:=T([.C5])" office:value-type="string" office:string-value="\c&lt;$0F&gt;&lt;$01&gt;" calcext:value-type="string">
            <text:p>\c&lt;$0F&gt;&lt;$01&gt;</text:p>
          </table:table-cell>
          <table:table-cell/>
          <table:table-cell office:value-type="string" calcext:value-type="string">
            <text:p>\c&lt;$0F&gt;&lt;$01&gt;全てのデータを消します</text:p>
          </table:table-cell>
          <table:table-cell office:value-type="string" calcext:value-type="string">
            <text:p>Erase all data.</text:p>
          </table:table-cell>
          <table:table-cell/>
          <table:table-cell table:formula="of:=IF([.F7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0ED_0</text:p>
          </table:table-cell>
          <table:table-cell table:formula="of:=T([.C5])" office:value-type="string" office:string-value="\c&lt;$0F&gt;&lt;$01&gt;" calcext:value-type="string">
            <text:p>\c&lt;$0F&gt;&lt;$01&gt;</text:p>
          </table:table-cell>
          <table:table-cell/>
          <table:table-cell office:value-type="string" calcext:value-type="string">
            <text:p>\c&lt;$0F&gt;&lt;$01&gt;不要なデータを消します</text:p>
          </table:table-cell>
          <table:table-cell office:value-type="string" calcext:value-type="string">
            <text:p>Erase unneeded data.</text:p>
          </table:table-cell>
          <table:table-cell/>
          <table:table-cell table:formula="of:=IF([.F8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07_0</text:p>
          </table:table-cell>
          <table:table-cell office:value-type="string" calcext:value-type="string">
            <text:p>\c&lt;$0F&gt;&lt;$0F&gt;</text:p>
          </table:table-cell>
          <table:table-cell/>
          <table:table-cell office:value-type="string" calcext:value-type="string">
            <text:p>\c&lt;$0F&gt;&lt;$0F&gt;バックアップユーティリティー</text:p>
          </table:table-cell>
          <table:table-cell office:value-type="string" calcext:value-type="string">
            <text:p>[hw]Backup Utility[hw]</text:p>
          </table:table-cell>
          <table:table-cell/>
          <table:table-cell table:formula="of:=IF([.F9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127_0</text:p>
          </table:table-cell>
          <table:table-cell office:value-type="string" calcext:value-type="string">
            <text:p>\c&lt;$0F&gt;&lt;$02&gt;</text:p>
          </table:table-cell>
          <table:table-cell/>
          <table:table-cell office:value-type="string" calcext:value-type="string">
            <text:p>\c&lt;$0F&gt;&lt;$02&gt;[hw]Ｐ[hw]Ｃ[hw]エ[hw]ン[hw]ジ[hw]ン</text:p>
          </table:table-cell>
          <table:table-cell office:value-type="string" calcext:value-type="string">
            <text:p>PC-Engine</text:p>
          </table:table-cell>
          <table:table-cell/>
          <table:table-cell table:formula="of:=IF([.F10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13D_0</text:p>
          </table:table-cell>
          <table:table-cell table:formula="of:=T([.C10])" office:value-type="string" office:string-value="\c&lt;$0F&gt;&lt;$02&gt;" calcext:value-type="string">
            <text:p>\c&lt;$0F&gt;&lt;$02&gt;</text:p>
          </table:table-cell>
          <table:table-cell/>
          <table:table-cell office:value-type="string" calcext:value-type="string">
            <text:p>\c&lt;$0F&gt;&lt;$02&gt;[hw]メ[hw]モ[hw]リ[hw]ベ[hw]ー[hw]ス[hw]１[hw]２[hw]８</text:p>
          </table:table-cell>
          <table:table-cell office:value-type="string" calcext:value-type="string">
            <text:p>MB128</text:p>
          </table:table-cell>
          <table:table-cell/>
          <table:table-cell table:formula="of:=IF([.F11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5C_0</text:p>
          </table:table-cell>
          <table:table-cell office:value-type="string" calcext:value-type="string">
            <text:p>\c&lt;$0F&gt;&lt;$03&gt;</text:p>
          </table:table-cell>
          <table:table-cell/>
          <table:table-cell office:value-type="string" calcext:value-type="string">
            <text:p>\c&lt;$0F&gt;&lt;$03&gt;初期化済</text:p>
          </table:table-cell>
          <table:table-cell office:value-type="string" calcext:value-type="string">
            <text:p>Formatted</text:p>
          </table:table-cell>
          <table:table-cell/>
          <table:table-cell table:formula="of:=IF([.F12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68_0</text:p>
          </table:table-cell>
          <table:table-cell table:formula="of:=T([.C12])" office:value-type="string" office:string-value="\c&lt;$0F&gt;&lt;$03&gt;" calcext:value-type="string">
            <text:p>\c&lt;$0F&gt;&lt;$03&gt;</text:p>
          </table:table-cell>
          <table:table-cell/>
          <table:table-cell office:value-type="string" calcext:value-type="string">
            <text:p>\c&lt;$0F&gt;&lt;$03&gt;未初期化</text:p>
          </table:table-cell>
          <table:table-cell office:value-type="string" calcext:value-type="string">
            <text:p>Unformatted</text:p>
          </table:table-cell>
          <table:table-cell/>
          <table:table-cell table:formula="of:=IF([.F13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74_0</text:p>
          </table:table-cell>
          <table:table-cell table:formula="of:=T([.C12])" office:value-type="string" office:string-value="\c&lt;$0F&gt;&lt;$03&gt;" calcext:value-type="string">
            <text:p>\c&lt;$0F&gt;&lt;$03&gt;</text:p>
          </table:table-cell>
          <table:table-cell/>
          <table:table-cell office:value-type="string" calcext:value-type="string">
            <text:p>\c&lt;$0F&gt;&lt;$03&gt;接続不良</text:p>
          </table:table-cell>
          <table:table-cell office:value-type="string" calcext:value-type="string">
            <text:p>Bad connec.</text:p>
          </table:table-cell>
          <table:table-cell office:value-type="string" calcext:value-type="string">
            <text:p>Bad connection</text:p>
          </table:table-cell>
          <table:table-cell table:formula="of:=IF([.F14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80_0</text:p>
          </table:table-cell>
          <table:table-cell table:formula="of:=T([.C12])" office:value-type="string" office:string-value="\c&lt;$0F&gt;&lt;$03&gt;" calcext:value-type="string">
            <text:p>\c&lt;$0F&gt;&lt;$03&gt;</text:p>
          </table:table-cell>
          <table:table-cell/>
          <table:table-cell office:value-type="string" calcext:value-type="string">
            <text:p>\c&lt;$0F&gt;&lt;$03&gt;容量不足</text:p>
          </table:table-cell>
          <table:table-cell office:value-type="string" calcext:value-type="string">
            <text:p>No space</text:p>
          </table:table-cell>
          <table:table-cell office:value-type="string" calcext:value-type="string">
            <text:p>Insufficient space</text:p>
          </table:table-cell>
          <table:table-cell table:formula="of:=IF([.F15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8C_0</text:p>
          </table:table-cell>
          <table:table-cell office:value-type="string" calcext:value-type="string">
            <text:p>\c&lt;$0F&gt;&lt;$08&gt;</text:p>
          </table:table-cell>
          <table:table-cell/>
          <table:table-cell office:value-type="string" calcext:value-type="string">
            <text:p>\c&lt;$0F&gt;&lt;$08&gt;初期化してもよろしいですか？</text:p>
          </table:table-cell>
          <table:table-cell office:value-type="string" calcext:value-type="string">
            <text:p>Is it okay to format?</text:p>
          </table:table-cell>
          <table:table-cell/>
          <table:table-cell table:formula="of:=IF([.F16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1AC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は　い</text:p>
          </table:table-cell>
          <table:table-cell office:value-type="string" calcext:value-type="string">
            <text:p>Yes</text:p>
          </table:table-cell>
          <table:table-cell/>
          <table:table-cell table:formula="of:=IF([.F17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1B6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いいえ</text:p>
          </table:table-cell>
          <table:table-cell office:value-type="string" calcext:value-type="string">
            <text:p>No</text:p>
          </table:table-cell>
          <table:table-cell/>
          <table:table-cell table:formula="of:=IF([.F18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1C0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初期化しました。</text:p>
          </table:table-cell>
          <table:table-cell office:value-type="string" calcext:value-type="string">
            <text:p>Formatted.</text:p>
          </table:table-cell>
          <table:table-cell/>
          <table:table-cell table:formula="of:=IF([.F19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1D4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データが全て消えてしまいます。</text:p>
          </table:table-cell>
          <table:table-cell office:value-type="string" calcext:value-type="string">
            <text:p>All data will be erased.</text:p>
          </table:table-cell>
          <table:table-cell/>
          <table:table-cell table:formula="of:=IF([.F20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1F6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いいよ</text:p>
          </table:table-cell>
          <table:table-cell office:value-type="string" calcext:value-type="string">
            <text:p>Okay</text:p>
          </table:table-cell>
          <table:table-cell/>
          <table:table-cell table:formula="of:=IF([.F21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200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いやだ</text:p>
          </table:table-cell>
          <table:table-cell office:value-type="string" calcext:value-type="string">
            <text:p>Nope</text:p>
          </table:table-cell>
          <table:table-cell/>
          <table:table-cell table:formula="of:=IF([.F22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20A_0</text:p>
          </table:table-cell>
          <table:table-cell office:value-type="string" calcext:value-type="string">
            <text:p>\c&lt;$0A&gt;&lt;$02&gt;</text:p>
          </table:table-cell>
          <table:table-cell/>
          <table:table-cell office:value-type="string" calcext:value-type="string">
            <text:p>\c&lt;$0A&gt;&lt;$02&gt;コピー[setw]&lt;$0F&gt;元\c&lt;$0F&gt;&lt;$08&gt;[setw]&lt;$0D&gt;の台本を[setw]&lt;$0F&gt;選[setw]&lt;$0C&gt;ん[setw]&lt;$0D&gt;でください。</text:p>
          </table:table-cell>
          <table:table-cell office:value-type="string" calcext:value-type="string">
            <text:p>Select Script to copy from.</text:p>
          </table:table-cell>
          <table:table-cell/>
          <table:table-cell table:formula="of:=IF([.F23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23B_0</text:p>
          </table:table-cell>
          <table:table-cell office:value-type="string" calcext:value-type="string">
            <text:p>\c&lt;$0C&gt;&lt;$04&gt;</text:p>
          </table:table-cell>
          <table:table-cell/>
          <table:table-cell office:value-type="string" calcext:value-type="string">
            <text:p>\c&lt;$0C&gt;&lt;$04&gt;コピー[setw]&lt;$0F&gt;先\c&lt;$0F&gt;&lt;$08&gt;[setw]&lt;$0D&gt;の台本を[setw]&lt;$0F&gt;選[setw]&lt;$0C&gt;ん[setw]&lt;$0D&gt;でください。</text:p>
          </table:table-cell>
          <table:table-cell office:value-type="string" calcext:value-type="string">
            <text:p>Select Script to copy to.</text:p>
          </table:table-cell>
          <table:table-cell/>
          <table:table-cell table:formula="of:=IF([.F24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26C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上書きしてもいいですか？</text:p>
          </table:table-cell>
          <table:table-cell office:value-type="string" calcext:value-type="string">
            <text:p>Is it okay to overwrite?</text:p>
          </table:table-cell>
          <table:table-cell/>
          <table:table-cell table:formula="of:=IF([.F25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288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コピー中です‥‥</text:p>
          </table:table-cell>
          <table:table-cell office:value-type="string" calcext:value-type="string">
            <text:p>Copying...</text:p>
          </table:table-cell>
          <table:table-cell/>
          <table:table-cell table:formula="of:=IF([.F26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29C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コピー終了しました。</text:p>
          </table:table-cell>
          <table:table-cell office:value-type="string" calcext:value-type="string">
            <text:p>Copy complete.</text:p>
          </table:table-cell>
          <table:table-cell/>
          <table:table-cell table:formula="of:=IF([.F27]=&quot;&quot;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backutil_0x52B4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コピー不可能な状態です。</text:p>
          </table:table-cell>
          <table:table-cell office:value-type="string" calcext:value-type="string">
            <text:p>Cannot copy in this state.</text:p>
          </table:table-cell>
          <table:table-cell office:value-type="string" calcext:value-type="string">
            <text:p>NOTE: if bram unformatted (and possibly mb128 full too?)</text:p>
          </table:table-cell>
          <table:table-cell table:formula="of:=IF([.F28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2D0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検索中です‥‥</text:p>
          </table:table-cell>
          <table:table-cell office:value-type="string" calcext:value-type="string">
            <text:p>Checking...</text:p>
          </table:table-cell>
          <table:table-cell/>
          <table:table-cell table:formula="of:=IF([.F29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2E2_0</text:p>
          </table:table-cell>
          <table:table-cell table:formula="of:=T([.C23])" office:value-type="string" office:string-value="\c&lt;$0A&gt;&lt;$02&gt;" calcext:value-type="string">
            <text:p>\c&lt;$0A&gt;&lt;$02&gt;</text:p>
          </table:table-cell>
          <table:table-cell/>
          <table:table-cell office:value-type="string" calcext:value-type="string">
            <text:p>\c&lt;$0A&gt;&lt;$02&gt;コピー[setw]&lt;$0F&gt;元\c&lt;$0F&gt;&lt;$08&gt;[setw]&lt;$0D&gt;を選んでください。</text:p>
          </table:table-cell>
          <table:table-cell office:value-type="string" calcext:value-type="string">
            <text:p>Select source of copy.</text:p>
          </table:table-cell>
          <table:table-cell/>
          <table:table-cell table:formula="of:=IF([.F30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307_0</text:p>
          </table:table-cell>
          <table:table-cell table:formula="of:=T([.C24])" office:value-type="string" office:string-value="\c&lt;$0C&gt;&lt;$04&gt;" calcext:value-type="string">
            <text:p>\c&lt;$0C&gt;&lt;$04&gt;</text:p>
          </table:table-cell>
          <table:table-cell/>
          <table:table-cell office:value-type="string" calcext:value-type="string">
            <text:p>\c&lt;$0C&gt;&lt;$04&gt;コピー[setw]&lt;$0F&gt;先\c&lt;$0F&gt;&lt;$08&gt;[setw]&lt;$0D&gt;を選んでください。</text:p>
          </table:table-cell>
          <table:table-cell office:value-type="string" calcext:value-type="string">
            <text:p>Select target of copy.</text:p>
          </table:table-cell>
          <table:table-cell/>
          <table:table-cell table:formula="of:=IF([.F31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32C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バンクを新規に作れません。</text:p>
          </table:table-cell>
          <table:table-cell office:value-type="string" calcext:value-type="string">
            <text:p>Cannot create new bank.</text:p>
          </table:table-cell>
          <table:table-cell office:value-type="string" calcext:value-type="string">
            <text:p>NOTE: if mb128 too full for new bank</text:p>
          </table:table-cell>
          <table:table-cell table:formula="of:=IF([.F32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34A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ファイルがありません。</text:p>
          </table:table-cell>
          <table:table-cell office:value-type="string" calcext:value-type="string">
            <text:p>No files.</text:p>
          </table:table-cell>
          <table:table-cell/>
          <table:table-cell table:formula="of:=IF([.F33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364_0</text:p>
          </table:table-cell>
          <table:table-cell table:formula="of:=T([.C2])" office:value-type="string" office:string-value="\c&lt;$0F&gt;&lt;$0A&gt;" calcext:value-type="string">
            <text:p>\c&lt;$0F&gt;&lt;$0A&gt;</text:p>
          </table:table-cell>
          <table:table-cell/>
          <table:table-cell office:value-type="string" calcext:value-type="string">
            <text:p>\c&lt;$0F&gt;&lt;$0A&gt;空き容量</text:p>
          </table:table-cell>
          <table:table-cell office:value-type="string" calcext:value-type="string">
            <text:p>Free Space</text:p>
          </table:table-cell>
          <table:table-cell/>
          <table:table-cell table:formula="of:=IF([.F34]=&quot;&quot;; &quot;UNTRANSLATED&quot;; &quot;&quot;)">
            <text:p/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backutil_0x5370_0</text:p>
          </table:table-cell>
          <table:table-cell table:formula="of:=T([.C23])" office:value-type="string" office:string-value="\c&lt;$0A&gt;&lt;$02&gt;" calcext:value-type="string">
            <text:p>\c&lt;$0A&gt;&lt;$02&gt;</text:p>
          </table:table-cell>
          <table:table-cell/>
          <table:table-cell office:value-type="string" calcext:value-type="string">
            <text:p>\c&lt;$0A&gt;&lt;$02&gt;削除[setw]&lt;$0C&gt;する[setw]&lt;$0D&gt;[hw]フ[hw]ァ[hw]イ[hw]ル[setw]&lt;$0C&gt;\c&lt;$0F&gt;&lt;$08&gt;を[setw]&lt;$0E&gt;選[setw]&lt;$0C&gt;んでください。</text:p>
          </table:table-cell>
          <table:table-cell office:value-type="string" calcext:value-type="string">
            <text:p>Select file to delete.</text:p>
          </table:table-cell>
          <table:table-cell/>
          <table:table-cell table:formula="of:=IF([.F35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3A7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どちらか選んでください。</text:p>
          </table:table-cell>
          <table:table-cell office:value-type="string" calcext:value-type="string">
            <text:p>Select which one.</text:p>
          </table:table-cell>
          <table:table-cell/>
          <table:table-cell table:formula="of:=IF([.F36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3C3_0</text:p>
          </table:table-cell>
          <table:table-cell table:formula="of:=T([.C23])" office:value-type="string" office:string-value="\c&lt;$0A&gt;&lt;$02&gt;" calcext:value-type="string">
            <text:p>\c&lt;$0A&gt;&lt;$02&gt;</text:p>
          </table:table-cell>
          <table:table-cell/>
          <table:table-cell office:value-type="string" calcext:value-type="string">
            <text:p>\c&lt;$0A&gt;&lt;$02&gt;削除\c&lt;$0F&gt;&lt;$08&gt;してもいいですか？</text:p>
          </table:table-cell>
          <table:table-cell office:value-type="string" calcext:value-type="string">
            <text:p>Is it okay to delete?</text:p>
          </table:table-cell>
          <table:table-cell/>
          <table:table-cell table:formula="of:=IF([.F37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3E0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削除終了しました。</text:p>
          </table:table-cell>
          <table:table-cell office:value-type="string" calcext:value-type="string">
            <text:p>Deletion complete.</text:p>
          </table:table-cell>
          <table:table-cell/>
          <table:table-cell table:formula="of:=IF([.F38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3F6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削除しました。整理中です。</text:p>
          </table:table-cell>
          <table:table-cell office:value-type="string" calcext:value-type="string">
            <text:p>Deleted. Now arranging.</text:p>
          </table:table-cell>
          <table:table-cell/>
          <table:table-cell table:formula="of:=IF([.F39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414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削除に失敗しました。</text:p>
          </table:table-cell>
          <table:table-cell office:value-type="string" calcext:value-type="string">
            <text:p>Deletion failed.</text:p>
          </table:table-cell>
          <table:table-cell/>
          <table:table-cell table:formula="of:=IF([.F40]=&quot;&quot;; &quot;UNTRANSLATED&quot;; &quot;&quot;)">
            <text:p/>
          </table:table-cell>
        </table:table-row>
        <table:table-row table:style-name="ro6">
          <table:table-cell office:value-type="string" calcext:value-type="string">
            <text:p>string</text:p>
          </table:table-cell>
          <table:table-cell office:value-type="string" calcext:value-type="string">
            <text:p>backutil_0x542C_0</text:p>
          </table:table-cell>
          <table:table-cell office:value-type="string" calcext:value-type="string">
            <text:p>\c&lt;$0C&gt;&lt;$0B&gt;</text:p>
          </table:table-cell>
          <table:table-cell/>
          <table:table-cell office:value-type="string" calcext:value-type="string">
            <text:p>\c&lt;$0C&gt;&lt;$0B&gt;★★★警告★★★</text:p>
          </table:table-cell>
          <table:table-cell office:value-type="string" calcext:value-type="string">
            <text:p><text:s text:c="2"/>[space1px][space1px][star][star][star] WARNING [star][star][star]</text:p>
          </table:table-cell>
          <table:table-cell office:value-type="string" calcext:value-type="string">
            <text:p>NOTE: shown on startup if there isn't enough space for all possible slots of current hardware configuration. though it only seems to show up if the backup ram specifically is unusable -- a totally full mb128 has no effect.</text:p>
          </table:table-cell>
          <table:table-cell table:formula="of:=IF([.F41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440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→\c&lt;$0A&gt;&lt;$02&gt;[hw]セ[hw]ー[hw]ブできません。</text:p>
          </table:table-cell>
          <table:table-cell office:value-type="string" calcext:value-type="string">
            <text:p>[-&gt;] Cannot save.</text:p>
          </table:table-cell>
          <table:table-cell/>
          <table:table-cell table:formula="of:=IF([.F42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45E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→\c&lt;$0A&gt;&lt;$02&gt;３カ所[hw]セ[hw]ー[hw]ブ可能。</text:p>
          </table:table-cell>
          <table:table-cell table:style-name="ce2" office:value-type="string" calcext:value-type="string">
            <text:p>[-&gt;] Can save in 3 slots.</text:p>
          </table:table-cell>
          <table:table-cell/>
          <table:table-cell table:formula="of:=IF([.F43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47C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→\c&lt;$0A&gt;&lt;$02&gt;２カ所[hw]セ[hw]ー[hw]ブ可能。</text:p>
          </table:table-cell>
          <table:table-cell table:style-name="ce2" office:value-type="string" calcext:value-type="string">
            <text:p>[-&gt;] Can save in 2 slots.</text:p>
          </table:table-cell>
          <table:table-cell/>
          <table:table-cell table:formula="of:=IF([.F44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49A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→\c&lt;$0A&gt;&lt;$02&gt;１カ所[hw]セ[hw]ー[hw]ブ可能。</text:p>
          </table:table-cell>
          <table:table-cell table:style-name="ce2" office:value-type="string" calcext:value-type="string">
            <text:p>[-&gt;] Can save in 1 slot.</text:p>
          </table:table-cell>
          <table:table-cell/>
          <table:table-cell table:formula="of:=IF([.F45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4B8_0</text:p>
          </table:table-cell>
          <table:table-cell table:formula="of:=T([.C3])" office:value-type="string" office:string-value="\c&lt;$0F&gt;&lt;$0C&gt;" calcext:value-type="string">
            <text:p>\c&lt;$0F&gt;&lt;$0C&gt;</text:p>
          </table:table-cell>
          <table:table-cell/>
          <table:table-cell office:value-type="string" calcext:value-type="string">
            <text:p>\c&lt;$0F&gt;&lt;$0C&gt;※上記のようにセーブが制限されます。</text:p>
          </table:table-cell>
          <table:table-cell office:value-type="string" calcext:value-type="string">
            <text:p>Saving will be limited per the above.</text:p>
          </table:table-cell>
          <table:table-cell/>
          <table:table-cell table:formula="of:=IF([.F46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4E0_0</text:p>
          </table:table-cell>
          <table:table-cell table:formula="of:=T([.C3])" office:value-type="string" office:string-value="\c&lt;$0F&gt;&lt;$0C&gt;" calcext:value-type="string">
            <text:p>\c&lt;$0F&gt;&lt;$0C&gt;</text:p>
          </table:table-cell>
          <table:table-cell/>
          <table:table-cell office:value-type="string" calcext:value-type="string">
            <text:p>\c&lt;$0F&gt;&lt;$0C&gt;必要なら[hw]ユ[hw]ー[hw]テ[hw]ィ[hw]リ[hw]テ[hw]ィ[hw]ーを使ってください。</text:p>
          </table:table-cell>
          <table:table-cell office:value-type="string" calcext:value-type="string">
            <text:p>Use the Utility if needed.</text:p>
          </table:table-cell>
          <table:table-cell/>
          <table:table-cell table:formula="of:=IF([.F47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516_0</text:p>
          </table:table-cell>
          <table:table-cell table:formula="of:=T([.C16])" office:value-type="string" office:string-value="\c&lt;$0F&gt;&lt;$08&gt;" calcext:value-type="string">
            <text:p>\c&lt;$0F&gt;&lt;$08&gt;</text:p>
          </table:table-cell>
          <table:table-cell/>
          <table:table-cell office:value-type="string" calcext:value-type="string">
            <text:p>\c&lt;$0F&gt;&lt;$08&gt;セーブ可能</text:p>
          </table:table-cell>
          <table:table-cell office:value-type="string" calcext:value-type="string">
            <text:p>Can save.</text:p>
          </table:table-cell>
          <table:table-cell/>
          <table:table-cell table:formula="of:=IF([.F48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524_0</text:p>
          </table:table-cell>
          <table:table-cell table:formula="of:=T([.C10])" office:value-type="string" office:string-value="\c&lt;$0F&gt;&lt;$02&gt;" calcext:value-type="string">
            <text:p>\c&lt;$0F&gt;&lt;$02&gt;</text:p>
          </table:table-cell>
          <table:table-cell/>
          <table:table-cell office:value-type="string" calcext:value-type="string">
            <text:p>\c&lt;$0F&gt;&lt;$02&gt;[hw]Ｐ[hw]Ｃ[hw]エ[hw]ン[hw]ジ[hw]ン[hw]（１カ所[hw]）</text:p>
          </table:table-cell>
          <table:table-cell office:value-type="string" calcext:value-type="string">
            <text:p>PC-Engine (1 slot)</text:p>
          </table:table-cell>
          <table:table-cell/>
          <table:table-cell table:formula="of:=IF([.F49]=&quot;&quot;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backutil_0x5546_0</text:p>
          </table:table-cell>
          <table:table-cell table:formula="of:=T([.C10])" office:value-type="string" office:string-value="\c&lt;$0F&gt;&lt;$02&gt;" calcext:value-type="string">
            <text:p>\c&lt;$0F&gt;&lt;$02&gt;</text:p>
          </table:table-cell>
          <table:table-cell/>
          <table:table-cell office:value-type="string" calcext:value-type="string">
            <text:p>\c&lt;$0F&gt;&lt;$02&gt;[hw]メ[hw]モ[hw]リ[hw]ベ[hw]ー[hw]ス[hw]１[hw]２[hw]８[hw]（４カ所[hw]）</text:p>
          </table:table-cell>
          <table:table-cell office:value-type="string" calcext:value-type="string">
            <text:p>Memory Base 128 (4 slots)</text:p>
          </table:table-cell>
          <table:table-cell/>
          <table:table-cell table:formula="of:=IF([.F50]=&quot;&quot;; &quot;UNTRANSLATED&quot;; &quot;&quot;)">
            <text:p/>
          </table:table-cell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backutil_0x5571_0</text:p>
          </table:table-cell>
          <table:table-cell table:formula="of:=T([.C12])" office:value-type="string" office:string-value="\c&lt;$0F&gt;&lt;$03&gt;" calcext:value-type="string">
            <text:p>\c&lt;$0F&gt;&lt;$03&gt;</text:p>
          </table:table-cell>
          <table:table-cell/>
          <table:table-cell office:value-type="string" calcext:value-type="string">
            <text:p>\c&lt;$0F&gt;&lt;$03&gt;００：００</text:p>
          </table:table-cell>
          <table:table-cell office:value-type="string" calcext:value-type="string">
            <text:p><text:s/>0 0 : 0 0</text:p>
          </table:table-cell>
          <table:table-cell office:value-type="string" calcext:value-type="string">
            <text:p>FIXME, if the game is dynamically overwriting these numbers, the digits will be corrupt due to the new encoding in the translation. i can't find any evidence that this string is actually used, though.</text:p>
          </table:table-cell>
          <table:table-cell table:formula="of:=IF([.F51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57F_0</text:p>
          </table:table-cell>
          <table:table-cell table:number-columns-repeated="2"/>
          <table:table-cell office:value-type="string" calcext:value-type="string">
            <text:p>[setw]&lt;$0E&gt;白の台本</text:p>
          </table:table-cell>
          <table:table-cell office:value-type="string" calcext:value-type="string">
            <text:p>White Script[space1px][space1px]</text:p>
          </table:table-cell>
          <table:table-cell office:value-type="string" calcext:value-type="string">
            <text:p>NOTE: need to be padded to 54px for proper display</text:p>
          </table:table-cell>
          <table:table-cell table:formula="of:=IF([.F52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58A_0</text:p>
          </table:table-cell>
          <table:table-cell table:number-columns-repeated="2"/>
          <table:table-cell office:value-type="string" calcext:value-type="string">
            <text:p>[setw]&lt;$0D&gt;赤の台本</text:p>
          </table:table-cell>
          <table:table-cell office:value-type="string" calcext:value-type="string">
            <text:p>Red Script <text:s/>[space1px]</text:p>
          </table:table-cell>
          <table:table-cell/>
          <table:table-cell table:formula="of:=IF([.F53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595_0</text:p>
          </table:table-cell>
          <table:table-cell table:number-columns-repeated="2"/>
          <table:table-cell office:value-type="string" calcext:value-type="string">
            <text:p>[setw]&lt;$0D&gt;青の台本</text:p>
          </table:table-cell>
          <table:table-cell office:value-type="string" calcext:value-type="string">
            <text:p>Blue Script [space1px][space1px]</text:p>
          </table:table-cell>
          <table:table-cell/>
          <table:table-cell table:formula="of:=IF([.F54]=&quot;&quot;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backutil_0x55A0_0</text:p>
          </table:table-cell>
          <table:table-cell table:number-columns-repeated="2"/>
          <table:table-cell office:value-type="string" calcext:value-type="string">
            <text:p>[setw]&lt;$0D&gt;緑の台本</text:p>
          </table:table-cell>
          <table:table-cell office:value-type="string" calcext:value-type="string">
            <text:p>Green[space1px][space1px]Script[space1px]</text:p>
          </table:table-cell>
          <table:table-cell/>
          <table:table-cell table:formula="of:=IF([.F55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5AB_0</text:p>
          </table:table-cell>
          <table:table-cell table:number-columns-repeated="2"/>
          <table:table-cell office:value-type="string" calcext:value-type="string">
            <text:p>[setw]&lt;$0D&gt;黒の台本</text:p>
          </table:table-cell>
          <table:table-cell office:value-type="string" calcext:value-type="string">
            <text:p>Black Script[space1px]</text:p>
          </table:table-cell>
          <table:table-cell/>
          <table:table-cell table:formula="of:=IF([.F56]=&quot;&quot;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backutil_0x55B6_0</text:p>
          </table:table-cell>
          <table:table-cell table:number-columns-repeated="2"/>
          <table:table-cell office:value-type="string" calcext:value-type="string">
            <text:p>[setw]&lt;$0E&gt;[hw]デ[hw]ー[hw]タなし</text:p>
          </table:table-cell>
          <table:table-cell office:value-type="string" calcext:value-type="string">
            <text:p>No data <text:s text:c="4"/>[space1px]</text:p>
          </table:table-cell>
          <table:table-cell/>
          <table:table-cell table:formula="of:=IF([.F57]=&quot;&quot;; &quot;UNTRANSLATED&quot;; &quot;&quot;)">
            <text:p/>
          </table:table-cell>
        </table:table-row>
        <table:table-row table:style-name="ro8" table:number-rows-repeated="1048518">
          <table:table-cell table:number-columns-repeated="8"/>
        </table:table-row>
        <table:table-row table:style-name="ro8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5">00/00/0000</text:date>, <text:time style:data-style-name="N2" text:time-value="00:42:39.571346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5T00:47:59.277120384</dc:date>
    <meta:editing-duration>PT1H3M1S</meta:editing-duration>
    <meta:editing-cycles>24</meta:editing-cycles>
    <meta:generator>LibreOffice/4.3.3.2$Linux_X86_64 LibreOffice_project/430m0$Build-2</meta:generator>
    <meta:document-statistic meta:table-count="1" meta:cell-count="343" meta:object-count="0"/>
  </office:meta>
</office:document-meta>
</file>